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o fence="true" stretchy="false">(</mo>
              <mrow>
                <msup>
                  <mi>x</mi>
                  <mi>r</mi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o fence="true" stretchy="false">(</mo>
              <mrow>
                <msup>
                  <mi>x</mi>
                  <mrow>
                    <mi>n</mi>
                    <mo stretchy="false">+</mo>
                    <mi mathvariant="italic">ds</mi>
                  </mrow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o fence="true" stretchy="false">(</mo>
              <mrow>
                <msup>
                  <mi>x</mi>
                  <mrow>
                    <mi>n</mi>
                    <mo stretchy="false">+</mo>
                    <mfrac>
                      <msub>
                        <mi>d</mi>
                        <mn>1</mn>
                      </msub>
                      <mn>10</mn>
                    </mfrac>
                    <mo stretchy="false">+</mo>
                    <mfrac>
                      <msub>
                        <mi>d</mi>
                        <mn>2</mn>
                      </msub>
                      <msup>
                        <mn>10</mn>
                        <mn>2</mn>
                      </msup>
                    </mfrac>
                    <mo stretchy="false">+</mo>
                    <mfrac>
                      <msub>
                        <mi>d</mi>
                        <mn>3</mn>
                      </msub>
                      <msup>
                        <mn>10</mn>
                        <mn>3</mn>
                      </msup>
                    </mfrac>
                    <mo stretchy="false">+</mo>
                    <mn>...</mn>
                    <mo stretchy="false">+</mo>
                    <mfrac>
                      <msub>
                        <mi>d</mi>
                        <mi>n</mi>
                      </msub>
                      <msup>
                        <mn>10</mn>
                        <mi>n</mi>
                      </msup>
                    </mfrac>
                  </mrow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o fence="true" stretchy="false">(</mo>
              <mrow>
                <mrow>
                  <msup>
                    <mi>x</mi>
                    <mi>n</mi>
                  </msup>
                  <mo stretchy="false">∗</mo>
                  <msup>
                    <mi>x</mi>
                    <mfrac>
                      <msub>
                        <mi>d</mi>
                        <mn>1</mn>
                      </msub>
                      <mn>10</mn>
                    </mfrac>
                  </msup>
                  <mo stretchy="false">∗</mo>
                  <msup>
                    <mi>x</mi>
                    <mfrac>
                      <msub>
                        <mi>d</mi>
                        <mn>2</mn>
                      </msub>
                      <msup>
                        <mn>10</mn>
                        <mn>2</mn>
                      </msup>
                    </mfrac>
                  </msup>
                  <mo stretchy="false">∗</mo>
                  <msup>
                    <mi>x</mi>
                    <mfrac>
                      <msub>
                        <mi>d</mi>
                        <mn>3</mn>
                      </msub>
                      <msup>
                        <mn>10</mn>
                        <mn>3</mn>
                      </msup>
                    </mfrac>
                  </msup>
                  <mo stretchy="false">∗</mo>
                  <mn>...</mn>
                  <mo stretchy="false">∗</mo>
                  <msup>
                    <mi>x</mi>
                    <mfrac>
                      <msub>
                        <mi>d</mi>
                        <mi>n</mi>
                      </msub>
                      <msup>
                        <mn>10</mn>
                        <mi>n</mi>
                      </msup>
                    </mfrac>
                  </msup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i>n</mi>
                  </msup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sup>
                    <mi>x</mi>
                    <mfrac>
                      <msub>
                        <mi>d</mi>
                        <mn>1</mn>
                      </msub>
                      <mn>10</mn>
                    </mfrac>
                  </msup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sup>
                    <mi>x</mi>
                    <mfrac>
                      <msub>
                        <mi>d</mi>
                        <mn>2</mn>
                      </msub>
                      <msup>
                        <mn>10</mn>
                        <mn>2</mn>
                      </msup>
                    </mfrac>
                  </msup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sup>
                    <mi>x</mi>
                    <mfrac>
                      <msub>
                        <mi>d</mi>
                        <mn>3</mn>
                      </msub>
                      <msup>
                        <mn>10</mn>
                        <mn>3</mn>
                      </msup>
                    </mfrac>
                  </msup>
                </mrow>
                <mo fence="true" stretchy="false">)</mo>
              </mrow>
              <mo stretchy="false">+</mo>
              <mn>...</mn>
              <mo stretchy="false">+</mo>
              <mi>ln</mi>
            </mrow>
            <mrow>
              <mo fence="true" stretchy="false">(</mo>
              <mrow>
                <msup>
                  <mi>x</mi>
                  <mfrac>
                    <msub>
                      <mi>d</mi>
                      <mi>n</mi>
                    </msub>
                    <msup>
                      <mn>10</mn>
                      <mi>n</mi>
                    </msup>
                  </mfrac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i>n</mi>
                <mo stretchy="false">∗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frac>
                  <msub>
                    <mi>d</mi>
                    <mn>1</mn>
                  </msub>
                  <mn>10</mn>
                </mfrac>
                <mo stretchy="false">∗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frac>
                  <msub>
                    <mi>d</mi>
                    <mn>2</mn>
                  </msub>
                  <msup>
                    <mn>10</mn>
                    <mn>2</mn>
                  </msup>
                </mfrac>
                <mo stretchy="false">∗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frac>
                  <msub>
                    <mi>d</mi>
                    <mn>3</mn>
                  </msub>
                  <msup>
                    <mn>10</mn>
                    <mn>3</mn>
                  </msup>
                </mfrac>
                <mo stretchy="false">∗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...</mn>
              <mo stretchy="false">+</mo>
              <mrow>
                <mfrac>
                  <msub>
                    <mi>d</mi>
                    <mi>n</mi>
                  </msub>
                  <msup>
                    <mn>10</mn>
                    <mi>n</mi>
                  </msup>
                </mfrac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row>
                  <mo fence="true" stretchy="false">(</mo>
                  <mrow>
                    <mrow>
                      <mi>n</mi>
                      <mo stretchy="false">+</mo>
                      <mfrac>
                        <msub>
                          <mi>d</mi>
                          <mn>1</mn>
                        </msub>
                        <mn>10</mn>
                      </mfrac>
                      <mo stretchy="false">+</mo>
                      <mfrac>
                        <msub>
                          <mi>d</mi>
                          <mn>2</mn>
                        </msub>
                        <msup>
                          <mn>10</mn>
                          <mn>2</mn>
                        </msup>
                      </mfrac>
                      <mo stretchy="false">+</mo>
                      <mfrac>
                        <msub>
                          <mi>d</mi>
                          <mn>3</mn>
                        </msub>
                        <msup>
                          <mn>10</mn>
                          <mn>3</mn>
                        </msup>
                      </mfrac>
                      <mo stretchy="false">+</mo>
                      <mn>...</mn>
                      <mo stretchy="false">+</mo>
                      <mfrac>
                        <msub>
                          <mi>d</mi>
                          <mi>n</mi>
                        </msub>
                        <msup>
                          <mn>10</mn>
                          <mi>n</mi>
                        </msup>
                      </mfrac>
                    </mrow>
                  </mrow>
                  <mo fence="true" stretchy="false">)</mo>
                </mrow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row>
                  <mo fence="true" stretchy="false">(</mo>
                  <mrow>
                    <mrow>
                      <mi>n</mi>
                      <mo stretchy="false">+</mo>
                      <mi mathvariant="italic">ds</mi>
                    </mrow>
                  </mrow>
                  <mo fence="true" stretchy="false">)</mo>
                </mrow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i>r</mi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ln( x^r )
newline
newline
`=ln( x^{n+ds} )
newline
newline
`=ln( x^{n+{d sub 1} over 10+{d sub 2} over {10^2}+{d sub 3} over {10^3}+...+{d sub n} over {10^n}} )
newline
newline
`=ln( x^n*x^{{d sub 1} over 10}*x^{{d sub 2} over {10^2}}*x^{{d sub 3} over {10^3}}*...*x^{{d sub n} over {10^n} })
newline
newline
`=ln( x^n)+ln(x^{{d sub 1} over 10})+ln(x^{{d sub 2} over {10^2}})+ln(x^{{d sub 3} over {10^3}})+...+ln(x^{{d sub n} over {10^n} })
newline
newline
`=n*ln( x)+{{d sub 1} over 10}*ln(x)+{{d sub 2} over {10^2}}*ln(x)+{{d sub 3} over {10^3}}*ln(x)+...+{{d sub n} over {10^n}}*ln(x)
newline
newline
`=(n+{{d sub 1} over 10}+{{d sub 2} over {10^2}}+{{d sub 3} over {10^3}}+...+{{d sub n} over {10^n}})*ln( x)
newline
newline
`=(n+ds)*ln( x)
newline
newline
`=r*ln( x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11:43:23.151983869</meta:creation-date>
    <dc:date>2020-05-14T11:51:38.803905462</dc:date>
    <meta:editing-duration>PT8M11S</meta:editing-duration>
    <meta:editing-cycles>13</meta:editing-cycles>
    <meta:generator>LibreOffice/6.4.3.2$Linux_X86_64 LibreOffice_project/40$Build-2</meta:generator>
  </office:meta>
</office:document-meta>
</file>